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9"/>
    <style:style style:name="ce2" style:family="table-cell" style:parent-style-name="Default" style:data-style-name="N61"/>
    <style:style style:name="ce5" style:family="table-cell" style:parent-style-name="Default" style:data-style-name="N49"/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Weather.Code</text:p>
          </table:table-cell>
          <table:table-cell office:value-type="string" calcext:value-type="string">
            <text:p>Weather Link</text:p>
          </table:table-cell>
        </table:table-row>
        <table:table-row table:style-name="ro1">
          <table:table-cell office:value-type="string" calcext:value-type="string">
            <text:p>Boyd Lee</text:p>
          </table:table-cell>
          <table:table-cell office:value-type="float" office:value="35.5309739182802" calcext:value-type="float">
            <text:p>35.5309739182802</text:p>
          </table:table-cell>
          <table:table-cell office:value-type="float" office:value="-77.3656830127534" calcext:value-type="float">
            <text:p>-77.3656830127534</text:p>
          </table:table-cell>
          <table:table-cell office:value-type="string" calcext:value-type="string">
            <text:p>KNCWINTE63</text:p>
          </table:table-cell>
          <table:table-cell office:value-type="string" calcext:value-type="string">
            <text:p>https://www.wunderground.com/weather/us/nc/winterville/KNCWINTE63</text:p>
          </table:table-cell>
        </table:table-row>
      </table:table>
      <table:table table:name="2024" table:style-name="ta1"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string" calcext:value-type="string">
            <text:p>Time Trial</text:p>
          </table:table-cell>
          <table:table-cell office:value-type="string" calcext:value-type="string">
            <text:p>Boyd Lee</text:p>
          </table:table-cell>
          <table:table-cell office:value-type="float" office:value="3" calcext:value-type="float">
            <text:p>3</text:p>
          </table:table-cell>
          <table:table-cell office:value-type="time" office:time-value="PT00H15M50S" calcext:value-type="time">
            <text:p>00:15:5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t and sloppy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time" office:time-value="PT00H26M00S" calcext:value-type="time">
            <text:p>00:26:00</text:p>
          </table:table-cell>
          <table:table-cell table:number-columns-repeated="4"/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table:style-name="Default" office:value-type="string" calcext:value-type="string">
            <text:p>Dual Meet</text:p>
          </table:table-cell>
          <table:table-cell office:value-type="string" calcext:value-type="string">
            <text:p>Boyd Lee</text:p>
          </table:table-cell>
          <table:table-cell office:value-type="float" office:value="5" calcext:value-type="float">
            <text:p>5</text:p>
          </table:table-cell>
          <table:table-cell office:value-type="time" office:time-value="PT00H22M00S" calcext:value-type="time">
            <text:p>00:22:0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5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table table:name="202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4T20:56:49.513321506</dc:date>
    <meta:editing-duration>PT4H24M38S</meta:editing-duration>
    <meta:editing-cycles>17</meta:editing-cycles>
    <meta:generator>LibreOffice/7.3.7.2$Linux_X86_64 LibreOffice_project/30$Build-2</meta:generator>
    <meta:document-statistic meta:table-count="5" meta:cell-count="65" meta:object-count="0"/>
  </office:meta>
</office:document-meta>
</file>